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5cm" svg:stroke-color="#ffffff" draw:marker-start-width="1.7cm" draw:marker-end-width="1.7cm" draw:fill="none" draw:textarea-horizontal-align="justify" draw:textarea-vertical-align="middle" draw:auto-grow-height="false" fo:min-height="18.202cm" fo:min-width="17.952cm" fo:padding-top="0.375cm" fo:padding-bottom="0.375cm" fo:padding-left="0.5cm" fo:padding-right="0.5cm"/>
    </style:style>
    <style:style style:name="gr2" style:family="graphic" style:parent-style-name="objectwithoutfill">
      <style:graphic-properties svg:stroke-width="0.5cm" svg:stroke-color="#ffffff" draw:marker-start-width="0.95cm" draw:marker-end-width="0.95cm" draw:fill="none" draw:textarea-vertical-align="middle" fo:padding-top="0.375cm" fo:padding-bottom="0.375cm" fo:padding-left="0.5cm" fo:padding-right="0.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6.8cm" svg:height="26.8cm" svg:x="10.6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" draw:text-style-name="P1" draw:layer="layout" svg:width="6.963cm" svg:height="1.878cm" draw:transform="rotate (-0.117111592808819) translate (26.1839633945547cm 11.0493286634569cm)" svg:viewBox="0 0 6964 1879" svg:d="M0 719c3774 2979 6964-719 6964-719">
          <text:p/>
        </draw:path>
        <draw:custom-shape draw:style-name="gr1" draw:text-style-name="P1" draw:layer="layout" svg:width="26.8cm" svg:height="26.8cm" svg:x="10.6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6.8cm" svg:height="26.8cm" svg:x="10.6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2" draw:text-style-name="P1" draw:layer="layout" svg:width="6.963cm" svg:height="1.878cm" draw:transform="rotate (-0.117111592808819) translate (15.0839633945547cm 10.9863286634569cm)" svg:viewBox="0 0 6964 1879" svg:d="M0 719c3774 2979 6964-719 6964-719">
          <text:p/>
        </draw:path>
        <draw:path draw:style-name="gr2" draw:text-style-name="P1" draw:layer="layout" svg:width="16.111cm" svg:height="2.019cm" draw:transform="rotate (-0.117111592808819) translate (16.0979623730755cm 19.1853611294856cm)" svg:viewBox="0 0 16112 2020" svg:d="M0 1694c7805 1297 16112-1694 16112-169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5T08:19:53.837000000</dc:date>
    <meta:editing-duration>PT33M49S</meta:editing-duration>
    <meta:editing-cycles>9</meta:editing-cycles>
    <meta:generator>LibreOffice/5.3.7.2$Windows_X86_64 LibreOffice_project/6b8ed514a9f8b44d37a1b96673cbbdd077e24059</meta:generator>
    <meta:document-statistic meta:object-count="6"/>
  </office:meta>
</office:document-meta>
</file>